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049cm" draw:marker-end-width="0.04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4.701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051cm" draw:marker-start-width="0.152cm" draw:marker-end="Arrow" draw:marker-end-width="0.305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245cm" fo:min-width="0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6.35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P4" style:family="paragraph">
      <style:text-properties fo:font-size="18pt" fo:font-style="italic"/>
    </style:style>
    <style:style style:name="T1" style:family="text">
      <style:text-properties fo:font-style="italic"/>
    </style:style>
    <style:style style:name="T2" style:family="text">
      <style:text-properties fo:font-size="15pt" fo:font-style="italic"/>
    </style:style>
    <style:style style:name="T3" style:family="text">
      <style:text-properties fo:font-size="18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xml:id="id1" draw:id="id1" draw:layer="layout" svg:width="6.052cm" svg:height="4.396cm" svg:x="9.064cm" svg:y="6.67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2" draw:text-style-name="P1" xml:id="id2" draw:id="id2" draw:layer="layout" svg:width="6.934cm" svg:height="2.899cm" svg:x="8.536cm" svg:y="1.657cm">
          <text:p/>
        </draw:rect>
        <draw:rect draw:style-name="gr2" draw:text-style-name="P1" xml:id="id3" draw:id="id3" draw:layer="layout" svg:width="6.731cm" svg:height="3.541cm" svg:x="8.697cm" svg:y="13.945cm">
          <text:p/>
        </draw:rect>
        <draw:frame draw:style-name="gr3" draw:text-style-name="P2" draw:layer="layout" svg:width="5.353cm" svg:height="1.825cm" svg:x="9.665cm" svg:y="8.092cm">
          <draw:text-box>
            <text:p text:style-name="P2"><text:s text:c="5"/>ArrayList</text:p>
            <text:p text:style-name="P2"><text:span text:style-name="T1">x1 = 440 bytes</text:span></text:p>
          </draw:text-box>
        </draw:frame>
        <draw:frame draw:style-name="gr4" draw:layer="layout" svg:width="5.683cm" svg:height="1.825cm" svg:x="8.596cm" svg:y="2.138cm">
          <draw:text-box>
            <text:p text:style-name="P2"><text:s text:c="10"/>Samples</text:p>
            <text:p text:style-name="P2"><text:span text:style-name="T1"><text:s text:c="7"/></text:span><text:span text:style-name="T1">x1 = 16 bytes</text:span></text:p>
          </draw:text-box>
        </draw:frame>
        <draw:connector draw:style-name="gr5" draw:text-style-name="P1" draw:layer="layout" draw:type="line" svg:x1="12.09cm" svg:y1="6.675cm" svg:x2="12.003cm" svg:y2="4.556cm" draw:start-shape="id1" draw:start-glue-point="4" draw:end-shape="id2" svg:d="m12090 6675-87-2119">
          <text:p/>
        </draw:connector>
        <draw:connector draw:style-name="gr5" draw:text-style-name="P1" draw:layer="layout" draw:type="line" svg:x1="12.09cm" svg:y1="11.071cm" svg:x2="12.062cm" svg:y2="13.945cm" draw:start-shape="id1" draw:start-glue-point="7" draw:end-shape="id3" draw:end-glue-point="0" svg:d="m12090 11071-28 2874">
          <text:p/>
        </draw:connector>
        <draw:frame draw:style-name="gr6" draw:text-style-name="P3" draw:layer="layout" svg:width="7.741cm" svg:height="2.755cm" svg:x="17.228cm" svg:y="14.193cm">
          <draw:text-box>
            <text:p text:style-name="P2"><text:span text:style-name="T2"><text:s/></text:span><text:span text:style-name="T2">1600 bytes data</text:span></text:p>
            <text:p text:style-name="P2"><text:span text:style-name="T2"><text:s text:c="2"/></text:span><text:span text:style-name="T2">800 bytes overhead</text:span></text:p>
            <text:p text:style-name="P2"><text:span text:style-name="T2"/></text:p>
            <text:p text:style-name="P2"><text:span text:style-name="T2">bloat factor = 800/2400 = 33%</text:span></text:p>
          </draw:text-box>
        </draw:frame>
        <draw:frame draw:style-name="gr4" draw:layer="layout" svg:width="1.712cm" svg:height="1.114cm" svg:x="12.009cm" svg:y="12.389cm">
          <draw:text-box>
            <text:p text:style-name="P2">100</text:p>
          </draw:text-box>
        </draw:frame>
        <draw:frame draw:style-name="gr7" draw:text-style-name="P2" draw:layer="layout" svg:width="8.412cm" svg:height="6.752cm" svg:x="14.411cm" svg:y="2.958cm">
          <draw:text-box>
            <text:p/>
          </draw:text-box>
        </draw:frame>
        <draw:frame draw:style-name="gr4" draw:text-style-name="P4" draw:layer="layout" svg:width="13.214cm" svg:height="1.114cm" svg:x="5.771cm" svg:y="18.491cm">
          <draw:text-box>
            <text:p text:style-name="P2"><text:span text:style-name="T3">Total bloat factor: (2856 – 1600)/2856 =44% </text:span></text:p>
          </draw:text-box>
        </draw:frame>
        <draw:frame draw:style-name="gr8" draw:layer="layout" svg:width="0.853cm" svg:height="0.962cm" svg:x="12.205cm" svg:y="5.216cm">
          <draw:text-box>
            <text:p text:style-name="P2">1</text:p>
          </draw:text-box>
        </draw:frame>
        <draw:frame draw:style-name="gr3" draw:text-style-name="P2" draw:layer="layout" svg:width="5.861cm" svg:height="1.825cm" svg:x="9.303cm" svg:y="14.667cm">
          <draw:text-box>
            <text:p text:style-name="P2"><text:s text:c="8"/>Sample</text:p>
            <text:p text:style-name="P2"><text:span text:style-name="T1">x100 = 2400 bytes</text:span></text:p>
          </draw:text-box>
        </draw:frame>
        <draw:frame draw:style-name="gr6" draw:text-style-name="P3" draw:layer="layout" svg:width="5.226cm" svg:height="2.647cm" svg:x="17.146cm" svg:y="7.572cm">
          <draw:text-box>
            <text:p text:style-name="P2"><text:span text:style-name="T2"/></text:p>
            <text:p text:style-name="P2"><text:span text:style-name="T2">bloat factor = 100%</text:span></text:p>
          </draw:text-box>
        </draw:frame>
        <draw:frame draw:style-name="gr6" draw:text-style-name="P3" draw:layer="layout" svg:width="5.226cm" svg:height="2.647cm" svg:x="16.902cm" svg:y="1.765cm">
          <draw:text-box>
            <text:p text:style-name="P2"><text:span text:style-name="T2"/></text:p>
            <text:p text:style-name="P2"><text:span text:style-name="T2">bloat factor = 100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creation-date>2009-03-31T16:23:55</meta:creation-date>
    <dc:date>2012-05-18T11:23:15</dc:date>
    <dc:language>en-US</dc:language>
    <meta:editing-cycles>14</meta:editing-cycles>
    <meta:editing-duration>P1DT8H20M36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